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" style:family="table-cell" style:parent-style-name="Default" style:data-style-name="N0"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1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30">
      <style:text-properties style:font-name="微軟正黑體" style:font-name-asian="微軟正黑體" style:font-name-complex="微軟正黑體" fo:font-size="8pt" style:font-size-asian="8pt" style:font-size-complex="8pt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6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8" style:family="table-cell" style:parent-style-name="Default" style:data-style-name="N30">
      <style:text-properties style:font-name="微軟正黑體" style:font-name-asian="微軟正黑體" style:font-name-complex="微軟正黑體"/>
    </style:style>
    <style:style style:name="ce1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魚貨來源地區別0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16362" table:default-cell-style-name="ce1"/>
        <table:table-row table:style-name="ro1">
          <table:table-cell office:value-type="string" table:style-name="ce19">
            <text:p><text:s text:c="3"/>19‧魚貨來源地區別<text:s text:c="19"/></text:p>
          </table:table-cell>
          <table:table-cell table:number-columns-repeated="4" table:style-name="ce20"/>
          <table:table-cell office:value-type="string" table:style-name="ce19">
            <text:p><text:s text:c="2"/>19‧Sources of Fishes Supply by Region</text:p>
          </table:table-cell>
          <table:table-cell table:number-columns-repeated="6" table:style-name="ce2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13"/>
          <table:table-cell table:number-columns-repeated="5" table:style-name="ce3"/>
          <table:table-cell office:value-type="string" table:style-name="ce4">
            <text:p>單位:公斤</text:p>
          </table:table-cell>
          <table:table-cell table:number-columns-repeated="4" table:style-name="ce3"/>
          <table:table-cell office:value-type="string" table:style-name="ce4">
            <text:p>unit:K.G.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4">
            <text:p>市場別</text:p>
          </table:table-cell>
          <table:table-cell office:value-type="string" table:style-name="ce5">
            <text:p>地區別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高雄市</text:p>
          </table:table-cell>
          <table:table-cell office:value-type="string" table:style-name="ce5">
            <text:p>蘇澳鎮</text:p>
          </table:table-cell>
          <table:table-cell office:value-type="string" table:style-name="ce5">
            <text:p>東港鎮</text:p>
          </table:table-cell>
          <table:table-cell office:value-type="string" table:style-name="ce5">
            <text:p>台東縣</text:p>
          </table:table-cell>
          <table:table-cell office:value-type="string" table:style-name="ce5">
            <text:p>澎湖縣</text:p>
          </table:table-cell>
          <table:table-cell office:value-type="string" table:style-name="ce5">
            <text:p>基隆市</text:p>
          </table:table-cell>
          <table:table-cell office:value-type="string" table:style-name="ce5">
            <text:p>台南市</text:p>
          </table:table-cell>
          <table:table-cell office:value-type="string" table:style-name="ce5">
            <text:p>當地</text:p>
          </table:table-cell>
          <table:table-cell office:value-type="string" table:style-name="ce5">
            <text:p>其他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5">
            <text:p>Market</text:p>
          </table:table-cell>
          <table:table-cell office:value-type="string" table:style-name="ce2">
            <text:p>Reigon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Kaohsiug City</text:p>
          </table:table-cell>
          <table:table-cell office:value-type="string" table:style-name="ce2">
            <text:p>Suao Township</text:p>
          </table:table-cell>
          <table:table-cell office:value-type="string" table:style-name="ce2">
            <text:p>Tungkang</text:p>
          </table:table-cell>
          <table:table-cell office:value-type="string" table:style-name="ce2">
            <text:p>Taitung County</text:p>
          </table:table-cell>
          <table:table-cell office:value-type="string" table:style-name="ce2">
            <text:p>Penghu County</text:p>
          </table:table-cell>
          <table:table-cell office:value-type="string" table:style-name="ce2">
            <text:p>Keelung City</text:p>
          </table:table-cell>
          <table:table-cell office:value-type="string" table:style-name="ce2">
            <text:p>Tainan City</text:p>
          </table:table-cell>
          <table:table-cell office:value-type="string" table:style-name="ce2">
            <text:p>Native</text:p>
          </table:table-cell>
          <table:table-cell office:value-type="string" table:style-name="ce2">
            <text:p>Others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合計</text:p>
          </table:table-cell>
          <table:table-cell office:value-type="string" table:style-name="ce6">
            <text:p>Total</text:p>
          </table:table-cell>
          <table:table-cell office:value-type="float" office:value="489978076.50999999" table:formula="msoxl:=IF(SUM(D6:L6)=0,&quot;-&quot;,SUM(D6:L6))" table:style-name="ce7">
            <text:p>489,978,077</text:p>
          </table:table-cell>
          <table:table-cell office:value-type="float" office:value="217238340.19" table:formula="msoxl:=IF(SUM(D34,'魚貨來源地區別2(續完)'!D21)=0,&quot;-&quot;,SUM(D34,'魚貨來源地區別2(續完)'!D21))" table:style-name="ce7">
            <text:p>217,238,340</text:p>
          </table:table-cell>
          <table:table-cell office:value-type="float" office:value="8486549.1899999995" table:formula="msoxl:=IF(SUM(E34,'魚貨來源地區別2(續完)'!E21)=0,&quot;-&quot;,SUM(E34,'魚貨來源地區別2(續完)'!E21))" table:style-name="ce7">
            <text:p>8,486,549</text:p>
          </table:table-cell>
          <table:table-cell office:value-type="float" office:value="49624982.490000002" table:formula="msoxl:=IF(SUM(F34,'魚貨來源地區別2(續完)'!F21)=0,&quot;-&quot;,SUM(F34,'魚貨來源地區別2(續完)'!F21))" table:style-name="ce7">
            <text:p>49,624,982</text:p>
          </table:table-cell>
          <table:table-cell office:value-type="float" office:value="3447406.9" table:formula="msoxl:=IF(SUM(G34,'魚貨來源地區別2(續完)'!G21)=0,&quot;-&quot;,SUM(G34,'魚貨來源地區別2(續完)'!G21))" table:style-name="ce7">
            <text:p>3,447,407</text:p>
          </table:table-cell>
          <table:table-cell office:value-type="float" office:value="10538349.68" table:formula="msoxl:=IF(SUM(H34,'魚貨來源地區別2(續完)'!H21)=0,&quot;-&quot;,SUM(H34,'魚貨來源地區別2(續完)'!H21))" table:style-name="ce7">
            <text:p>10,538,350</text:p>
          </table:table-cell>
          <table:table-cell office:value-type="float" office:value="11014371.59" table:formula="msoxl:=IF(SUM(I34,'魚貨來源地區別2(續完)'!I21)=0,&quot;-&quot;,SUM(I34,'魚貨來源地區別2(續完)'!I21))" table:style-name="ce7">
            <text:p>11,014,372</text:p>
          </table:table-cell>
          <table:table-cell office:value-type="float" office:value="9978330.5999999996" table:formula="msoxl:=IF(SUM(J34,'魚貨來源地區別2(續完)'!J21)=0,&quot;-&quot;,SUM(J34,'魚貨來源地區別2(續完)'!J21))" table:style-name="ce7">
            <text:p>9,978,331</text:p>
          </table:table-cell>
          <table:table-cell office:value-type="float" office:value="119207683.57999998" table:formula="msoxl:=IF(SUM(K34,'魚貨來源地區別2(續完)'!K21)=0,&quot;-&quot;,SUM(K34,'魚貨來源地區別2(續完)'!K21))" table:style-name="ce7">
            <text:p>119,207,684</text:p>
          </table:table-cell>
          <table:table-cell office:value-type="float" office:value="60442062.290000007" table:formula="msoxl:=IF(SUM(L34,'魚貨來源地區別2(續完)'!L21)=0,&quot;-&quot;,SUM(L34,'魚貨來源地區別2(續完)'!L21))" table:style-name="ce7">
            <text:p>60,442,062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<text:s text:c="7"/></text:p>
          </table:table-cell>
          <table:table-cell office:value-type="string" table:style-name="ce6">
            <text:p><text:s text:c="7"/></text:p>
          </table:table-cell>
          <table:table-cell table:number-columns-repeated="10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百分比</text:p>
          </table:table-cell>
          <table:table-cell office:value-type="string" table:style-name="ce6">
            <text:p>Percentage</text:p>
          </table:table-cell>
          <table:table-cell office:value-type="percentage" office:value="1" table:formula="msoxl:=IF(SUM(C6)=0,&quot;-&quot;,C6/C6)" table:style-name="ce12">
            <text:p>100.00%</text:p>
          </table:table-cell>
          <table:table-cell office:value-type="percentage" office:value="0.44336338829144811" table:formula="msoxl:=IF(AND(SUM(D6)&gt;0,SUM(C6)&gt;0),D6/C6,&quot;-&quot;)" table:style-name="ce12">
            <text:p>44.34%</text:p>
          </table:table-cell>
          <table:table-cell office:value-type="percentage" office:value="1.7320263082886724E-2" table:formula="msoxl:=IF(AND(SUM(E6)&gt;0,SUM(C6)&gt;0),E6/C6,&quot;-&quot;)" table:style-name="ce12">
            <text:p>1.73%</text:p>
          </table:table-cell>
          <table:table-cell office:value-type="percentage" office:value="0.10128000592081023" table:formula="msoxl:=IF(AND(SUM(F6)&gt;0,SUM(C6)&gt;0),F6/C6,&quot;-&quot;)" table:style-name="ce12">
            <text:p>10.13%</text:p>
          </table:table-cell>
          <table:table-cell office:value-type="percentage" office:value="7.0358390819341924E-3" table:formula="msoxl:=IF(AND(SUM(G6)&gt;0,SUM(C6)&gt;0),G6/C6,&quot;-&quot;)" table:style-name="ce12">
            <text:p>0.70%</text:p>
          </table:table-cell>
          <table:table-cell office:value-type="percentage" office:value="2.1507798379597341E-2" table:formula="msoxl:=IF(AND(SUM(H6)&gt;0,SUM(C6)&gt;0),H6/C6,&quot;-&quot;)" table:style-name="ce12">
            <text:p>2.15%</text:p>
          </table:table-cell>
          <table:table-cell office:value-type="percentage" office:value="2.2479315132735753E-2" table:formula="msoxl:=IF(AND(SUM(I6)&gt;0,SUM(C6)&gt;0),I6/C6,&quot;-&quot;)" table:style-name="ce12">
            <text:p>2.25%</text:p>
          </table:table-cell>
          <table:table-cell office:value-type="percentage" office:value="2.0364851160430138E-2" table:formula="msoxl:=IF(AND(SUM(J6)&gt;0,SUM(C6)&gt;0),J6/C6,&quot;-&quot;)" table:style-name="ce12">
            <text:p>2.04%</text:p>
          </table:table-cell>
          <table:table-cell office:value-type="percentage" office:value="0.24329187221821968" table:formula="msoxl:=IF(AND(SUM(K6)&gt;0,SUM(C6)&gt;0),K6/C6,&quot;-&quot;)" table:style-name="ce12">
            <text:p>24.33%</text:p>
          </table:table-cell>
          <table:table-cell office:value-type="percentage" office:value="0.12335666673193783" table:formula="msoxl:=IF(AND(SUM(L6)&gt;0,SUM(C6)&gt;0),L6/C6,&quot;-&quot;)" table:style-name="ce12">
            <text:p>12.34%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台北</text:p>
          </table:table-cell>
          <table:table-cell office:value-type="string" table:style-name="ce6">
            <text:p>Taipei</text:p>
          </table:table-cell>
          <table:table-cell office:value-type="float" office:value="24399808.390000001" table:formula="msoxl:=IF(SUM(D11:L11)=0,&quot;-&quot;,SUM(D11:L11))" table:style-name="ce7">
            <text:p>24,399,808</text:p>
          </table:table-cell>
          <table:table-cell office:value-type="float" office:value="2711178" table:style-name="ce7">
            <text:p>2,711,178</text:p>
          </table:table-cell>
          <table:table-cell office:value-type="float" office:value="3193584.7" table:style-name="ce7">
            <text:p>3,193,585</text:p>
          </table:table-cell>
          <table:table-cell office:value-type="float" office:value="1153612.1000000001" table:style-name="ce7">
            <text:p>1,153,612</text:p>
          </table:table-cell>
          <table:table-cell office:value-type="string" table:style-name="ce7">
            <text:p>-</text:p>
          </table:table-cell>
          <table:table-cell office:value-type="float" office:value="146516.79" table:style-name="ce7">
            <text:p>146,517</text:p>
          </table:table-cell>
          <table:table-cell office:value-type="float" office:value="4658377.5" table:style-name="ce7">
            <text:p>4,658,378</text:p>
          </table:table-cell>
          <table:table-cell office:value-type="float" office:value="2570461.5" table:style-name="ce7">
            <text:p>2,570,462</text:p>
          </table:table-cell>
          <table:table-cell office:value-type="string" table:style-name="ce7">
            <text:p>-</text:p>
          </table:table-cell>
          <table:table-cell office:value-type="float" office:value="9966077.8000000007" table:style-name="ce7">
            <text:p>9,966,078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三重</text:p>
          </table:table-cell>
          <table:table-cell office:value-type="string" table:style-name="ce6">
            <text:p>Sanchung</text:p>
          </table:table-cell>
          <table:table-cell office:value-type="float" office:value="10000656" table:formula="msoxl:=IF(SUM(D12:L12)=0,&quot;-&quot;,SUM(D12:L12))" table:style-name="ce7">
            <text:p>10,000,656</text:p>
          </table:table-cell>
          <table:table-cell office:value-type="float" office:value="1500098" table:style-name="ce7">
            <text:p>1,500,098</text:p>
          </table:table-cell>
          <table:table-cell office:value-type="float" office:value="1000066" table:style-name="ce7">
            <text:p>1,000,066</text:p>
          </table:table-cell>
          <table:table-cell office:value-type="float" office:value="1000066" table:style-name="ce7">
            <text:p>1,000,066</text:p>
          </table:table-cell>
          <table:table-cell office:value-type="float" office:value="2000131" table:style-name="ce7">
            <text:p>2,000,131</text:p>
          </table:table-cell>
          <table:table-cell office:value-type="float" office:value="1800118" table:style-name="ce7">
            <text:p>1,800,118</text:p>
          </table:table-cell>
          <table:table-cell office:value-type="float" office:value="800052" table:style-name="ce7">
            <text:p>800,052</text:p>
          </table:table-cell>
          <table:table-cell office:value-type="float" office:value="600039" table:style-name="ce7">
            <text:p>600,039</text:p>
          </table:table-cell>
          <table:table-cell office:value-type="float" office:value="500033" table:style-name="ce7">
            <text:p>500,033</text:p>
          </table:table-cell>
          <table:table-cell office:value-type="float" office:value="800053" table:style-name="ce7">
            <text:p>800,053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桃園</text:p>
          </table:table-cell>
          <table:table-cell office:value-type="string" table:style-name="ce6">
            <text:p>Taoyuan</text:p>
          </table:table-cell>
          <table:table-cell office:value-type="float" office:value="5676033" table:formula="msoxl:=IF(SUM(D13:L13)=0,&quot;-&quot;,SUM(D13:L13))" table:style-name="ce7">
            <text:p>5,676,033</text:p>
          </table:table-cell>
          <table:table-cell office:value-type="float" office:value="851405" table:style-name="ce7">
            <text:p>851,405</text:p>
          </table:table-cell>
          <table:table-cell office:value-type="float" office:value="624364" table:style-name="ce7">
            <text:p>624,364</text:p>
          </table:table-cell>
          <table:table-cell office:value-type="float" office:value="397322" table:style-name="ce7">
            <text:p>397,322</text:p>
          </table:table-cell>
          <table:table-cell office:value-type="float" office:value="56760" table:style-name="ce7">
            <text:p>56,760</text:p>
          </table:table-cell>
          <table:table-cell office:value-type="float" office:value="397322" table:style-name="ce7">
            <text:p>397,322</text:p>
          </table:table-cell>
          <table:table-cell office:value-type="float" office:value="851405" table:style-name="ce7">
            <text:p>851,405</text:p>
          </table:table-cell>
          <table:table-cell office:value-type="float" office:value="964926" table:style-name="ce7">
            <text:p>964,926</text:p>
          </table:table-cell>
          <table:table-cell office:value-type="float" office:value="567603" table:style-name="ce7">
            <text:p>567,603</text:p>
          </table:table-cell>
          <table:table-cell office:value-type="float" office:value="964926" table:style-name="ce7">
            <text:p>964,926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中壢</text:p>
          </table:table-cell>
          <table:table-cell office:value-type="string" table:style-name="ce6">
            <text:p>Chungli</text:p>
          </table:table-cell>
          <table:table-cell office:value-type="string" office:string-value="-" table:formula="msoxl:=IF(SUM(D14:L14)=0,&quot;-&quot;,SUM(D14:L14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16">
            <text:p>新竹</text:p>
          </table:table-cell>
          <table:table-cell office:value-type="string" table:style-name="ce6">
            <text:p>Hsinchu</text:p>
          </table:table-cell>
          <table:table-cell office:value-type="float" office:value="6151000" table:formula="msoxl:=IF(SUM(D15:L15)=0,&quot;-&quot;,SUM(D15:L15))" table:style-name="ce7">
            <text:p>6,151,000</text:p>
          </table:table-cell>
          <table:table-cell office:value-type="float" office:value="65000" table:style-name="ce7">
            <text:p>65,000</text:p>
          </table:table-cell>
          <table:table-cell office:value-type="float" office:value="170000" table:style-name="ce7">
            <text:p>170,000</text:p>
          </table:table-cell>
          <table:table-cell office:value-type="float" office:value="15000" table:style-name="ce7">
            <text:p>15,000</text:p>
          </table:table-cell>
          <table:table-cell office:value-type="float" office:value="110000" table:style-name="ce7">
            <text:p>110,000</text:p>
          </table:table-cell>
          <table:table-cell office:value-type="float" office:value="400000" table:style-name="ce7">
            <text:p>400,000</text:p>
          </table:table-cell>
          <table:table-cell office:value-type="float" office:value="110000" table:style-name="ce7">
            <text:p>110,000</text:p>
          </table:table-cell>
          <table:table-cell office:value-type="float" office:value="50000" table:style-name="ce7">
            <text:p>50,000</text:p>
          </table:table-cell>
          <table:table-cell office:value-type="float" office:value="5213000" table:style-name="ce7">
            <text:p>5,213,000</text:p>
          </table:table-cell>
          <table:table-cell office:value-type="float" office:value="18000" table:style-name="ce7">
            <text:p>18,000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苗栗</text:p>
          </table:table-cell>
          <table:table-cell office:value-type="string" table:style-name="ce6">
            <text:p>Miaoli</text:p>
          </table:table-cell>
          <table:table-cell office:value-type="float" office:value="2915500" table:formula="msoxl:=IF(SUM(D18:L18)=0,&quot;-&quot;,SUM(D18:L18))" table:style-name="ce7">
            <text:p>2,915,500</text:p>
          </table:table-cell>
          <table:table-cell office:value-type="float" office:value="349860" table:style-name="ce7">
            <text:p>349,860</text:p>
          </table:table-cell>
          <table:table-cell office:value-type="float" office:value="291550" table:style-name="ce7">
            <text:p>291,550</text:p>
          </table:table-cell>
          <table:table-cell office:value-type="float" office:value="116620" table:style-name="ce7">
            <text:p>116,620</text:p>
          </table:table-cell>
          <table:table-cell office:value-type="float" office:value="87465" table:style-name="ce7">
            <text:p>87,465</text:p>
          </table:table-cell>
          <table:table-cell office:value-type="float" office:value="524790" table:style-name="ce7">
            <text:p>524,790</text:p>
          </table:table-cell>
          <table:table-cell office:value-type="float" office:value="174930" table:style-name="ce7">
            <text:p>174,930</text:p>
          </table:table-cell>
          <table:table-cell office:value-type="float" office:value="233240" table:style-name="ce7">
            <text:p>233,240</text:p>
          </table:table-cell>
          <table:table-cell office:value-type="float" office:value="58310" table:style-name="ce7">
            <text:p>58,310</text:p>
          </table:table-cell>
          <table:table-cell office:value-type="float" office:value="1078735" table:style-name="ce7">
            <text:p>1,078,735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彰化</text:p>
          </table:table-cell>
          <table:table-cell office:value-type="string" table:style-name="ce6">
            <text:p>Changhwa</text:p>
          </table:table-cell>
          <table:table-cell office:value-type="float" office:value="7910868.7999999998" table:formula="msoxl:=IF(SUM(D19:L19)=0,&quot;-&quot;,SUM(D19:L19))" table:style-name="ce7">
            <text:p>7,910,869</text:p>
          </table:table-cell>
          <table:table-cell office:value-type="float" office:value="42279" table:style-name="ce7">
            <text:p>42,279</text:p>
          </table:table-cell>
          <table:table-cell office:value-type="float" office:value="62596.800000000003" table:style-name="ce7">
            <text:p>62,597</text:p>
          </table:table-cell>
          <table:table-cell office:value-type="float" office:value="25578.5" table:style-name="ce7">
            <text:p>25,579</text:p>
          </table:table-cell>
          <table:table-cell office:value-type="string" table:style-name="ce7">
            <text:p>-</text:p>
          </table:table-cell>
          <table:table-cell office:value-type="float" office:value="131634.20000000001" table:style-name="ce7">
            <text:p>131,634</text:p>
          </table:table-cell>
          <table:table-cell office:value-type="float" office:value="8933.5" table:style-name="ce7">
            <text:p>8,934</text:p>
          </table:table-cell>
          <table:table-cell office:value-type="float" office:value="73460.3" table:style-name="ce7">
            <text:p>73,460</text:p>
          </table:table-cell>
          <table:table-cell office:value-type="float" office:value="10440.5" table:style-name="ce7">
            <text:p>10,441</text:p>
          </table:table-cell>
          <table:table-cell office:value-type="float" office:value="7555946" table:style-name="ce7">
            <text:p>7,555,946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埔心</text:p>
          </table:table-cell>
          <table:table-cell office:value-type="string" table:style-name="ce6">
            <text:p>Pushin</text:p>
          </table:table-cell>
          <table:table-cell office:value-type="float" office:value="9429677" table:formula="msoxl:=IF(SUM(D20:L20)=0,&quot;-&quot;,SUM(D20:L20))" table:style-name="ce7">
            <text:p>9,429,677</text:p>
          </table:table-cell>
          <table:table-cell office:value-type="float" office:value="1385866" table:style-name="ce7">
            <text:p>1,385,866</text:p>
          </table:table-cell>
          <table:table-cell office:value-type="float" office:value="467793" table:style-name="ce7">
            <text:p>467,793</text:p>
          </table:table-cell>
          <table:table-cell office:value-type="float" office:value="500348" table:style-name="ce7">
            <text:p>500,348</text:p>
          </table:table-cell>
          <table:table-cell office:value-type="string" table:style-name="ce7">
            <text:p>-</text:p>
          </table:table-cell>
          <table:table-cell office:value-type="float" office:value="136759" table:style-name="ce7">
            <text:p>136,759</text:p>
          </table:table-cell>
          <table:table-cell office:value-type="float" office:value="10575" table:style-name="ce7">
            <text:p>10,575</text:p>
          </table:table-cell>
          <table:table-cell office:value-type="float" office:value="347046" table:style-name="ce7">
            <text:p>347,046</text:p>
          </table:table-cell>
          <table:table-cell office:value-type="float" office:value="294970" table:style-name="ce7">
            <text:p>294,970</text:p>
          </table:table-cell>
          <table:table-cell office:value-type="float" office:value="6286320" table:style-name="ce7">
            <text:p>6,286,320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南投</text:p>
          </table:table-cell>
          <table:table-cell office:value-type="string" table:style-name="ce6">
            <text:p>Nantou</text:p>
          </table:table-cell>
          <table:table-cell office:value-type="string" office:string-value="-" table:formula="msoxl:=IF(SUM(D21:L21)=0,&quot;-&quot;,SUM(D21:L21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埔里</text:p>
          </table:table-cell>
          <table:table-cell office:value-type="string" table:style-name="ce6">
            <text:p>Puli</text:p>
          </table:table-cell>
          <table:table-cell office:value-type="string" office:string-value="-" table:formula="msoxl:=IF(SUM(D22:L22)=0,&quot;-&quot;,SUM(D22:L22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竹山</text:p>
          </table:table-cell>
          <table:table-cell office:value-type="string" table:style-name="ce6">
            <text:p>Chushan</text:p>
          </table:table-cell>
          <table:table-cell office:value-type="string" office:string-value="-" table:formula="msoxl:=IF(SUM(D25:L25)=0,&quot;-&quot;,SUM(D25:L25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斗南</text:p>
          </table:table-cell>
          <table:table-cell office:value-type="string" table:style-name="ce6">
            <text:p>Dounan</text:p>
          </table:table-cell>
          <table:table-cell office:value-type="float" office:value="4254861" table:formula="msoxl:=IF(SUM(D26:L26)=0,&quot;-&quot;,SUM(D26:L26))" table:style-name="ce7">
            <text:p>4,254,861</text:p>
          </table:table-cell>
          <table:table-cell office:value-type="float" office:value="784652" table:style-name="ce7">
            <text:p>784,652</text:p>
          </table:table-cell>
          <table:table-cell office:value-type="float" office:value="198710" table:style-name="ce7">
            <text:p>198,710</text:p>
          </table:table-cell>
          <table:table-cell office:value-type="float" office:value="28482" table:style-name="ce7">
            <text:p>28,482</text:p>
          </table:table-cell>
          <table:table-cell office:value-type="float" office:value="18" table:style-name="ce7">
            <text:p>18</text:p>
          </table:table-cell>
          <table:table-cell office:value-type="float" office:value="256468" table:style-name="ce7">
            <text:p>256,468</text:p>
          </table:table-cell>
          <table:table-cell office:value-type="float" office:value="9252" table:style-name="ce7">
            <text:p>9,252</text:p>
          </table:table-cell>
          <table:table-cell office:value-type="float" office:value="334159" table:style-name="ce7">
            <text:p>334,159</text:p>
          </table:table-cell>
          <table:table-cell office:value-type="float" office:value="130710" table:style-name="ce7">
            <text:p>130,710</text:p>
          </table:table-cell>
          <table:table-cell office:value-type="float" office:value="2512410" table:style-name="ce7">
            <text:p>2,512,410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嘉義</text:p>
          </table:table-cell>
          <table:table-cell office:value-type="string" table:style-name="ce6">
            <text:p>Chiayi</text:p>
          </table:table-cell>
          <table:table-cell office:value-type="float" office:value="11072792" table:formula="msoxl:=IF(SUM(D27:L27)=0,&quot;-&quot;,SUM(D27:L27))" table:style-name="ce7">
            <text:p>11,072,792</text:p>
          </table:table-cell>
          <table:table-cell office:value-type="float" office:value="2179304" table:style-name="ce7">
            <text:p>2,179,304</text:p>
          </table:table-cell>
          <table:table-cell office:value-type="float" office:value="412800" table:style-name="ce7">
            <text:p>412,800</text:p>
          </table:table-cell>
          <table:table-cell office:value-type="float" office:value="741147" table:style-name="ce7">
            <text:p>741,147</text:p>
          </table:table-cell>
          <table:table-cell office:value-type="float" office:value="237" table:style-name="ce7">
            <text:p>237</text:p>
          </table:table-cell>
          <table:table-cell office:value-type="float" office:value="470657" table:style-name="ce7">
            <text:p>470,657</text:p>
          </table:table-cell>
          <table:table-cell office:value-type="float" office:value="19325" table:style-name="ce7">
            <text:p>19,325</text:p>
          </table:table-cell>
          <table:table-cell office:value-type="float" office:value="1551667" table:style-name="ce7">
            <text:p>1,551,667</text:p>
          </table:table-cell>
          <table:table-cell office:value-type="float" office:value="3863412" table:style-name="ce7">
            <text:p>3,863,412</text:p>
          </table:table-cell>
          <table:table-cell office:value-type="float" office:value="1834243" table:style-name="ce7">
            <text:p>1,834,243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新營</text:p>
          </table:table-cell>
          <table:table-cell office:value-type="string" table:style-name="ce6">
            <text:p>Hsinying</text:p>
          </table:table-cell>
          <table:table-cell office:value-type="float" office:value="1037610" table:formula="msoxl:=IF(SUM(D28:L28)=0,&quot;-&quot;,SUM(D28:L28))" table:style-name="ce7">
            <text:p>1,037,610</text:p>
          </table:table-cell>
          <table:table-cell office:value-type="float" office:value="255320" table:style-name="ce7">
            <text:p>255,320</text:p>
          </table:table-cell>
          <table:table-cell office:value-type="float" office:value="26541" table:style-name="ce7">
            <text:p>26,541</text:p>
          </table:table-cell>
          <table:table-cell office:value-type="float" office:value="40524" table:style-name="ce7">
            <text:p>40,524</text:p>
          </table:table-cell>
          <table:table-cell office:value-type="float" office:value="8536" table:style-name="ce7">
            <text:p>8,536</text:p>
          </table:table-cell>
          <table:table-cell office:value-type="float" office:value="63411" table:style-name="ce7">
            <text:p>63,411</text:p>
          </table:table-cell>
          <table:table-cell office:value-type="float" office:value="10245" table:style-name="ce7">
            <text:p>10,245</text:p>
          </table:table-cell>
          <table:table-cell office:value-type="float" office:value="136547" table:style-name="ce7">
            <text:p>136,547</text:p>
          </table:table-cell>
          <table:table-cell office:value-type="float" office:value="200121" table:style-name="ce7">
            <text:p>200,121</text:p>
          </table:table-cell>
          <table:table-cell office:value-type="float" office:value="296365" table:style-name="ce7">
            <text:p>296,365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佳里</text:p>
          </table:table-cell>
          <table:table-cell office:value-type="string" table:style-name="ce6">
            <text:p>Chiali</text:p>
          </table:table-cell>
          <table:table-cell office:value-type="float" office:value="976000" table:formula="msoxl:=IF(SUM(D29:L29)=0,&quot;-&quot;,SUM(D29:L29))" table:style-name="ce7">
            <text:p>976,000</text:p>
          </table:table-cell>
          <table:table-cell office:value-type="float" office:value="50000" table:style-name="ce7">
            <text:p>50,000</text:p>
          </table:table-cell>
          <table:table-cell office:value-type="float" office:value="102000" table:style-name="ce7">
            <text:p>102,000</text:p>
          </table:table-cell>
          <table:table-cell office:value-type="float" office:value="5000" table:style-name="ce7">
            <text:p>5,000</text:p>
          </table:table-cell>
          <table:table-cell office:value-type="float" office:value="4000" table:style-name="ce7">
            <text:p>4,000</text:p>
          </table:table-cell>
          <table:table-cell office:value-type="float" office:value="195000" table:style-name="ce7">
            <text:p>195,000</text:p>
          </table:table-cell>
          <table:table-cell office:value-type="float" office:value="4000" table:style-name="ce7">
            <text:p>4,000</text:p>
          </table:table-cell>
          <table:table-cell office:value-type="float" office:value="48000" table:style-name="ce7">
            <text:p>48,000</text:p>
          </table:table-cell>
          <table:table-cell office:value-type="float" office:value="323000" table:style-name="ce7">
            <text:p>323,000</text:p>
          </table:table-cell>
          <table:table-cell office:value-type="float" office:value="245000" table:style-name="ce7">
            <text:p>245,000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岡山</text:p>
          </table:table-cell>
          <table:table-cell office:value-type="string" table:style-name="ce6">
            <text:p>Kangshan</text:p>
          </table:table-cell>
          <table:table-cell office:value-type="float" office:value="3005280" table:formula="msoxl:=IF(SUM(D32:L32)=0,&quot;-&quot;,SUM(D32:L32))" table:style-name="ce7">
            <text:p>3,005,280</text:p>
          </table:table-cell>
          <table:table-cell office:value-type="string" table:style-name="ce7">
            <text:p>-</text:p>
          </table:table-cell>
          <table:table-cell office:value-type="float" office:value="251665" table:style-name="ce7">
            <text:p>251,665</text:p>
          </table:table-cell>
          <table:table-cell office:value-type="float" office:value="95756" table:style-name="ce7">
            <text:p>95,756</text:p>
          </table:table-cell>
          <table:table-cell office:value-type="float" office:value="509760" table:style-name="ce7">
            <text:p>509,760</text:p>
          </table:table-cell>
          <table:table-cell office:value-type="float" office:value="205650" table:style-name="ce7">
            <text:p>205,650</text:p>
          </table:table-cell>
          <table:table-cell office:value-type="float" office:value="53769" table:style-name="ce7">
            <text:p>53,769</text:p>
          </table:table-cell>
          <table:table-cell office:value-type="float" office:value="257756" table:style-name="ce7">
            <text:p>257,756</text:p>
          </table:table-cell>
          <table:table-cell office:value-type="float" office:value="1315479" table:style-name="ce7">
            <text:p>1,315,479</text:p>
          </table:table-cell>
          <table:table-cell office:value-type="float" office:value="315445" table:style-name="ce7">
            <text:p>315,445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台中</text:p>
          </table:table-cell>
          <table:table-cell office:value-type="string" table:style-name="ce6">
            <text:p>Taichung</text:p>
          </table:table-cell>
          <table:table-cell office:value-type="float" office:value="17810471.039999999" table:formula="msoxl:=IF(SUM(D33:L33)=0,&quot;-&quot;,SUM(D33:L33))" table:style-name="ce7">
            <text:p>17,810,471</text:p>
          </table:table-cell>
          <table:table-cell office:value-type="float" office:value="1938828.19" table:style-name="ce7">
            <text:p>1,938,828</text:p>
          </table:table-cell>
          <table:table-cell office:value-type="float" office:value="907514" table:style-name="ce7">
            <text:p>907,514</text:p>
          </table:table-cell>
          <table:table-cell office:value-type="float" office:value="1132349.8899999999" table:style-name="ce7">
            <text:p>1,132,350</text:p>
          </table:table-cell>
          <table:table-cell office:value-type="float" office:value="2782.9" table:style-name="ce7">
            <text:p>2,783</text:p>
          </table:table-cell>
          <table:table-cell office:value-type="float" office:value="1031261.69" table:style-name="ce7">
            <text:p>1,031,262</text:p>
          </table:table-cell>
          <table:table-cell office:value-type="float" office:value="267214.59000000003" table:style-name="ce7">
            <text:p>267,215</text:p>
          </table:table-cell>
          <table:table-cell office:value-type="float" office:value="1197736.8" table:style-name="ce7">
            <text:p>1,197,737</text:p>
          </table:table-cell>
          <table:table-cell office:value-type="float" office:value="2695145.79" table:style-name="ce7">
            <text:p>2,695,146</text:p>
          </table:table-cell>
          <table:table-cell office:value-type="float" office:value="8637637.1899999995" table:style-name="ce7">
            <text:p>8,637,637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消費地小計</text:p>
          </table:table-cell>
          <table:table-cell office:value-type="string" table:style-name="ce6">
            <text:p>Total</text:p>
          </table:table-cell>
          <table:table-cell office:value-type="float" office:value="104640557.22999999" table:formula="msoxl:=IF(SUM(D34:L34)=0,&quot;-&quot;,SUM(D34:L34))" table:style-name="ce7">
            <text:p>104,640,557</text:p>
          </table:table-cell>
          <table:table-cell office:value-type="float" office:value="12113790.189999999" table:formula="msoxl:=IF(SUM(D9:D33)=0,&quot;-&quot;,SUM(D9:D33))" table:style-name="ce7">
            <text:p>12,113,790</text:p>
          </table:table-cell>
          <table:table-cell office:value-type="float" office:value="7709184.5" table:formula="msoxl:=IF(SUM(E9:E33)=0,&quot;-&quot;,SUM(E9:E33))" table:style-name="ce7">
            <text:p>7,709,185</text:p>
          </table:table-cell>
          <table:table-cell office:value-type="float" office:value="5251805.49" table:formula="msoxl:=IF(SUM(F9:F33)=0,&quot;-&quot;,SUM(F9:F33))" table:style-name="ce7">
            <text:p>5,251,805</text:p>
          </table:table-cell>
          <table:table-cell office:value-type="float" office:value="2779689.9" table:formula="msoxl:=IF(SUM(G9:G33)=0,&quot;-&quot;,SUM(G9:G33))" table:style-name="ce7">
            <text:p>2,779,690</text:p>
          </table:table-cell>
          <table:table-cell office:value-type="float" office:value="5759587.6799999997" table:formula="msoxl:=IF(SUM(H9:H33)=0,&quot;-&quot;,SUM(H9:H33))" table:style-name="ce7">
            <text:p>5,759,588</text:p>
          </table:table-cell>
          <table:table-cell office:value-type="float" office:value="6978078.5899999999" table:formula="msoxl:=IF(SUM(I9:I33)=0,&quot;-&quot;,SUM(I9:I33))" table:style-name="ce7">
            <text:p>6,978,079</text:p>
          </table:table-cell>
          <table:table-cell office:value-type="float" office:value="8365038.5999999996" table:formula="msoxl:=IF(SUM(J9:J33)=0,&quot;-&quot;,SUM(J9:J33))" table:style-name="ce7">
            <text:p>8,365,039</text:p>
          </table:table-cell>
          <table:table-cell office:value-type="float" office:value="15172224.289999999" table:formula="msoxl:=IF(SUM(K9:K33)=0,&quot;-&quot;,SUM(K9:K33))" table:style-name="ce7">
            <text:p>15,172,224</text:p>
          </table:table-cell>
          <table:table-cell office:value-type="float" office:value="40511157.990000002" table:formula="msoxl:=IF(SUM(L9:L33)=0,&quot;-&quot;,SUM(L9:L33))" table:style-name="ce7">
            <text:p>40,511,158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蘇澳</text:p>
          </table:table-cell>
          <table:table-cell office:value-type="string" table:style-name="ce6">
            <text:p>Suao</text:p>
          </table:table-cell>
          <table:table-cell office:value-type="float" office:value="72478466" table:formula="msoxl:=IF(SUM(D37:L37)=0,&quot;-&quot;,SUM(D37:L37))" table:style-name="ce7">
            <text:p>72,478,46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2478466" table:style-name="ce7">
            <text:p>72,478,466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頭城</text:p>
          </table:table-cell>
          <table:table-cell office:value-type="string" table:style-name="ce6">
            <text:p>Touchen</text:p>
          </table:table-cell>
          <table:table-cell office:value-type="float" office:value="7145000" table:formula="msoxl:=IF(SUM(D38:L38)=0,&quot;-&quot;,SUM(D38:L38))" table:style-name="ce7">
            <text:p>7,145,000</text:p>
          </table:table-cell>
          <table:table-cell office:value-type="string" table:style-name="ce7">
            <text:p>-</text:p>
          </table:table-cell>
          <table:table-cell office:value-type="float" office:value="175351" table:style-name="ce7">
            <text:p>175,35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610" table:style-name="ce7">
            <text:p>33,610</text:p>
          </table:table-cell>
          <table:table-cell office:value-type="string" table:style-name="ce7">
            <text:p>-</text:p>
          </table:table-cell>
          <table:table-cell office:value-type="float" office:value="6578789" table:style-name="ce7">
            <text:p>6,578,789</text:p>
          </table:table-cell>
          <table:table-cell office:value-type="float" office:value="357250" table:style-name="ce7">
            <text:p>357,250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7">
            <text:p>淡水</text:p>
          </table:table-cell>
          <table:table-cell office:value-type="string" table:style-name="ce9">
            <text:p>Tanshui</text:p>
          </table:table-cell>
          <table:table-cell office:value-type="float" office:value="332770" table:formula="msoxl:=IF(SUM(D39:L39)=0,&quot;-&quot;,SUM(D39:L39))" table:style-name="ce10">
            <text:p>332,77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332770" table:style-name="ce10">
            <text:p>332,770</text:p>
          </table:table-cell>
          <table:table-cell office:value-type="string" table:style-name="ce10">
            <text:p>-</text:p>
          </table:table-cell>
          <table:table-cell table:number-columns-repeated="16372" table:style-name="ce3"/>
        </table:table-row>
        <table:table-row table:number-rows-repeated="1048537" table:style-name="ro2">
          <table:table-cell table:number-columns-repeated="16384"/>
        </table:table-row>
      </table:table>
      <table:table table:name="魚貨來源地區別1(續)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16362" table:default-cell-style-name="ce1"/>
        <table:table-row table:style-name="ro1">
          <table:table-cell office:value-type="string" table:style-name="ce19">
            <text:p><text:s text:c="3"/>19‧魚貨來源地區別(續)<text:s text:c="20"/></text:p>
          </table:table-cell>
          <table:table-cell table:number-columns-repeated="4" table:style-name="ce20"/>
          <table:table-cell office:value-type="string" table:style-name="ce19">
            <text:p><text:s/>19‧Sources of Fishes Supply by Region(Continued)</text:p>
          </table:table-cell>
          <table:table-cell table:number-columns-repeated="6" table:style-name="ce2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13"/>
          <table:table-cell table:number-columns-repeated="5" table:style-name="ce3"/>
          <table:table-cell office:value-type="string" table:style-name="ce4">
            <text:p>單位:公斤</text:p>
          </table:table-cell>
          <table:table-cell table:number-columns-repeated="4" table:style-name="ce3"/>
          <table:table-cell office:value-type="string" table:style-name="ce4">
            <text:p>unit:K.G.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4">
            <text:p>市場別</text:p>
          </table:table-cell>
          <table:table-cell office:value-type="string" table:style-name="ce5">
            <text:p>地區別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高雄市</text:p>
          </table:table-cell>
          <table:table-cell office:value-type="string" table:style-name="ce5">
            <text:p>蘇澳鎮</text:p>
          </table:table-cell>
          <table:table-cell office:value-type="string" table:style-name="ce5">
            <text:p>東港鎮</text:p>
          </table:table-cell>
          <table:table-cell office:value-type="string" table:style-name="ce5">
            <text:p>台東縣</text:p>
          </table:table-cell>
          <table:table-cell office:value-type="string" table:style-name="ce5">
            <text:p>澎湖縣</text:p>
          </table:table-cell>
          <table:table-cell office:value-type="string" table:style-name="ce5">
            <text:p>基隆市</text:p>
          </table:table-cell>
          <table:table-cell office:value-type="string" table:style-name="ce5">
            <text:p>台南市</text:p>
          </table:table-cell>
          <table:table-cell office:value-type="string" table:style-name="ce5">
            <text:p>當地</text:p>
          </table:table-cell>
          <table:table-cell office:value-type="string" table:style-name="ce5">
            <text:p>其他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5">
            <text:p>Market</text:p>
          </table:table-cell>
          <table:table-cell office:value-type="string" table:style-name="ce2">
            <text:p>Reigon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Kaohsiug City</text:p>
          </table:table-cell>
          <table:table-cell office:value-type="string" table:style-name="ce2">
            <text:p>Suao Township</text:p>
          </table:table-cell>
          <table:table-cell office:value-type="string" table:style-name="ce2">
            <text:p>Tungkang</text:p>
          </table:table-cell>
          <table:table-cell office:value-type="string" table:style-name="ce2">
            <text:p>Taitung County</text:p>
          </table:table-cell>
          <table:table-cell office:value-type="string" table:style-name="ce2">
            <text:p>Penghu County</text:p>
          </table:table-cell>
          <table:table-cell office:value-type="string" table:style-name="ce2">
            <text:p>Keelung City</text:p>
          </table:table-cell>
          <table:table-cell office:value-type="string" table:style-name="ce2">
            <text:p>Tainan City</text:p>
          </table:table-cell>
          <table:table-cell office:value-type="string" table:style-name="ce2">
            <text:p>Native</text:p>
          </table:table-cell>
          <table:table-cell office:value-type="string" table:style-name="ce2">
            <text:p>Others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貢寮(澳底)</text:p>
          </table:table-cell>
          <table:table-cell office:value-type="string" table:style-name="ce6">
            <text:p>Kungliao(Wotin)</text:p>
          </table:table-cell>
          <table:table-cell office:value-type="float" office:value="4976000" table:formula="msoxl:=IF(SUM(D6:L6)=0,&quot;-&quot;,SUM(D6:L6))" table:style-name="ce7">
            <text:p>4,976,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976000" table:style-name="ce7">
            <text:p>4,976,00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金山</text:p>
          </table:table-cell>
          <table:table-cell office:value-type="string" table:style-name="ce6">
            <text:p>Chinshan</text:p>
          </table:table-cell>
          <table:table-cell office:value-type="float" office:value="1248976" table:formula="msoxl:=IF(SUM(D7:L7)=0,&quot;-&quot;,SUM(D7:L7))" table:style-name="ce7">
            <text:p>1,248,9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48976" table:style-name="ce7">
            <text:p>1,248,976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萬里</text:p>
          </table:table-cell>
          <table:table-cell office:value-type="string" table:style-name="ce6">
            <text:p>Wanli</text:p>
          </table:table-cell>
          <table:table-cell office:value-type="float" office:value="1912204.41" table:formula="msoxl:=IF(SUM(D10:L10)=0,&quot;-&quot;,SUM(D10:L10))" table:style-name="ce7">
            <text:p>1,912,20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912204.41" table:style-name="ce7">
            <text:p>1,912,204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桃園(竹圍)</text:p>
          </table:table-cell>
          <table:table-cell office:value-type="string" table:style-name="ce6">
            <text:p>Taoyuan(chuwei)</text:p>
          </table:table-cell>
          <table:table-cell office:value-type="float" office:value="394872.4" table:formula="msoxl:=IF(SUM(D11:L11)=0,&quot;-&quot;,SUM(D11:L11))" table:style-name="ce7">
            <text:p>394,87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94872.4" table:style-name="ce7">
            <text:p>394,872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中壢(永安港)</text:p>
          </table:table-cell>
          <table:table-cell office:value-type="string" table:style-name="ce6">
            <text:p>Chungli</text:p>
          </table:table-cell>
          <table:table-cell office:value-type="float" office:value="316360" table:formula="msoxl:=IF(SUM(D12:L12)=0,&quot;-&quot;,SUM(D12:L12))" table:style-name="ce7">
            <text:p>316,36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6360" table:style-name="ce7">
            <text:p>316,36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南龍</text:p>
          </table:table-cell>
          <table:table-cell office:value-type="string" table:style-name="ce6">
            <text:p>Nanlung</text:p>
          </table:table-cell>
          <table:table-cell office:value-type="float" office:value="246000" table:formula="msoxl:=IF(SUM(D13:L13)=0,&quot;-&quot;,SUM(D13:L13))" table:style-name="ce7">
            <text:p>246,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300" table:style-name="ce7">
            <text:p>3,300</text:p>
          </table:table-cell>
          <table:table-cell office:value-type="string" table:style-name="ce7">
            <text:p>-</text:p>
          </table:table-cell>
          <table:table-cell office:value-type="float" office:value="242430" table:style-name="ce7">
            <text:p>242,430</text:p>
          </table:table-cell>
          <table:table-cell office:value-type="float" office:value="270" table:style-name="ce7">
            <text:p>270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通苑</text:p>
          </table:table-cell>
          <table:table-cell office:value-type="string" table:style-name="ce6">
            <text:p>Tungwan</text:p>
          </table:table-cell>
          <table:table-cell office:value-type="float" office:value="406230" table:formula="msoxl:=IF(SUM(D14:L14)=0,&quot;-&quot;,SUM(D14:L14))" table:style-name="ce7">
            <text:p>406,23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06230" table:style-name="ce7">
            <text:p>406,23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台中港</text:p>
          </table:table-cell>
          <table:table-cell office:value-type="string" table:style-name="ce6">
            <text:p>Taichungkang</text:p>
          </table:table-cell>
          <table:table-cell office:value-type="float" office:value="672273" table:formula="msoxl:=IF(SUM(D17:L17)=0,&quot;-&quot;,SUM(D17:L17))" table:style-name="ce7">
            <text:p>672,27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72273" table:style-name="ce7">
            <text:p>672,273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王功等七分場</text:p>
          </table:table-cell>
          <table:table-cell office:value-type="string" table:style-name="ce6">
            <text:p>Wangkong</text:p>
          </table:table-cell>
          <table:table-cell office:value-type="string" office:string-value="-" table:formula="msoxl:=IF(SUM(D18:L18)=0,&quot;-&quot;,SUM(D18:L18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雲林(四湖)</text:p>
          </table:table-cell>
          <table:table-cell office:value-type="string" table:style-name="ce6">
            <text:p>Yunlin</text:p>
          </table:table-cell>
          <table:table-cell office:value-type="float" office:value="2609" table:formula="msoxl:=IF(SUM(D19:L19)=0,&quot;-&quot;,SUM(D19:L19))" table:style-name="ce7">
            <text:p>2,60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609" table:style-name="ce7">
            <text:p>2,609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東石</text:p>
          </table:table-cell>
          <table:table-cell office:value-type="string" table:style-name="ce6">
            <text:p>Tunghih</text:p>
          </table:table-cell>
          <table:table-cell office:value-type="float" office:value="713838" table:formula="msoxl:=IF(SUM(D20:L20)=0,&quot;-&quot;,SUM(D20:L20))" table:style-name="ce7">
            <text:p>713,83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0000" table:style-name="ce7">
            <text:p>500,000</text:p>
          </table:table-cell>
          <table:table-cell office:value-type="float" office:value="213838" table:style-name="ce7">
            <text:p>213,838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布袋</text:p>
          </table:table-cell>
          <table:table-cell office:value-type="string" table:style-name="ce6">
            <text:p>Budai</text:p>
          </table:table-cell>
          <table:table-cell office:value-type="float" office:value="117186.69" table:formula="msoxl:=IF(SUM(D21:L21)=0,&quot;-&quot;,SUM(D21:L21))" table:style-name="ce7">
            <text:p>117,18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7186.69" table:style-name="ce7">
            <text:p>117,187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北門</text:p>
          </table:table-cell>
          <table:table-cell office:value-type="string" table:style-name="ce6">
            <text:p>Peimen</text:p>
          </table:table-cell>
          <table:table-cell office:value-type="string" office:string-value="-" table:formula="msoxl:=IF(SUM(D24:L24)=0,&quot;-&quot;,SUM(D24:L24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青山港</text:p>
          </table:table-cell>
          <table:table-cell office:value-type="string" table:style-name="ce6">
            <text:p>Chinshankang</text:p>
          </table:table-cell>
          <table:table-cell office:value-type="float" office:value="175185" table:formula="msoxl:=IF(SUM(D25:L25)=0,&quot;-&quot;,SUM(D25:L25))" table:style-name="ce7">
            <text:p>175,18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7651" table:style-name="ce7">
            <text:p>57,651</text:p>
          </table:table-cell>
          <table:table-cell office:value-type="float" office:value="117534" table:style-name="ce7">
            <text:p>117,534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將軍港</text:p>
          </table:table-cell>
          <table:table-cell office:value-type="string" table:style-name="ce6">
            <text:p>Chiangchuingkang</text:p>
          </table:table-cell>
          <table:table-cell office:value-type="float" office:value="317675" table:formula="msoxl:=IF(SUM(D26:L26)=0,&quot;-&quot;,SUM(D26:L26))" table:style-name="ce7">
            <text:p>317,67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17675" table:style-name="ce7">
            <text:p>317,675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七股</text:p>
          </table:table-cell>
          <table:table-cell office:value-type="string" table:style-name="ce6">
            <text:p>Chinku</text:p>
          </table:table-cell>
          <table:table-cell office:value-type="float" office:value="50476" table:formula="msoxl:=IF(SUM(D27:L27)=0,&quot;-&quot;,SUM(D27:L27))" table:style-name="ce7">
            <text:p>50,47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0476" table:style-name="ce7">
            <text:p>50,476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興達港</text:p>
          </table:table-cell>
          <table:table-cell office:value-type="string" table:style-name="ce6">
            <text:p>Shindarkang</text:p>
          </table:table-cell>
          <table:table-cell office:value-type="float" office:value="4626393" table:formula="msoxl:=IF(SUM(D28:L28)=0,&quot;-&quot;,SUM(D28:L28))" table:style-name="ce7">
            <text:p>4,626,393</text:p>
          </table:table-cell>
          <table:table-cell office:value-type="float" office:value="231319" table:style-name="ce7">
            <text:p>231,319</text:p>
          </table:table-cell>
          <table:table-cell office:value-type="float" office:value="425278" table:style-name="ce7">
            <text:p>425,278</text:p>
          </table:table-cell>
          <table:table-cell office:value-type="float" office:value="303534" table:style-name="ce7">
            <text:p>303,534</text:p>
          </table:table-cell>
          <table:table-cell office:value-type="string" table:style-name="ce7">
            <text:p>-</text:p>
          </table:table-cell>
          <table:table-cell office:value-type="float" office:value="127898" table:style-name="ce7">
            <text:p>127,898</text:p>
          </table:table-cell>
          <table:table-cell office:value-type="float" office:value="525829" table:style-name="ce7">
            <text:p>525,829</text:p>
          </table:table-cell>
          <table:table-cell office:value-type="float" office:value="145879" table:style-name="ce7">
            <text:p>145,879</text:p>
          </table:table-cell>
          <table:table-cell office:value-type="float" office:value="2376822" table:style-name="ce7">
            <text:p>2,376,822</text:p>
          </table:table-cell>
          <table:table-cell office:value-type="float" office:value="489834" table:style-name="ce7">
            <text:p>489,834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永安</text:p>
          </table:table-cell>
          <table:table-cell office:value-type="string" table:style-name="ce6">
            <text:p>Yenan</text:p>
          </table:table-cell>
          <table:table-cell office:value-type="float" office:value="21045" table:formula="msoxl:=IF(SUM(D31:L31)=0,&quot;-&quot;,SUM(D31:L31))" table:style-name="ce7">
            <text:p>21,04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045" table:style-name="ce7">
            <text:p>21,045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梓官(蚵子寮)</text:p>
          </table:table-cell>
          <table:table-cell office:value-type="string" table:style-name="ce6">
            <text:p>Tzekwang(Kertzeliao)</text:p>
          </table:table-cell>
          <table:table-cell office:value-type="float" office:value="3377965" table:formula="msoxl:=IF(SUM(D32:L32)=0,&quot;-&quot;,SUM(D32:L32))" table:style-name="ce7">
            <text:p>3,377,965</text:p>
          </table:table-cell>
          <table:table-cell office:value-type="float" office:value="168898" table:style-name="ce7">
            <text:p>168,898</text:p>
          </table:table-cell>
          <table:table-cell office:value-type="string" table:style-name="ce7">
            <text:p>-</text:p>
          </table:table-cell>
          <table:table-cell office:value-type="float" office:value="67559" table:style-name="ce7">
            <text:p>67,55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1339" table:style-name="ce7">
            <text:p>101,339</text:p>
          </table:table-cell>
          <table:table-cell office:value-type="float" office:value="2938830" table:style-name="ce7">
            <text:p>2,938,830</text:p>
          </table:table-cell>
          <table:table-cell office:value-type="float" office:value="101339" table:style-name="ce7">
            <text:p>101,339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彌陀(南寮)</text:p>
          </table:table-cell>
          <table:table-cell office:value-type="string" table:style-name="ce6">
            <text:p>Mitwo(Nanliao)</text:p>
          </table:table-cell>
          <table:table-cell office:value-type="float" office:value="710955" table:formula="msoxl:=IF(SUM(D33:L33)=0,&quot;-&quot;,SUM(D33:L33))" table:style-name="ce7">
            <text:p>710,95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62121" table:style-name="ce7">
            <text:p>462,121</text:p>
          </table:table-cell>
          <table:table-cell office:value-type="float" office:value="248834" table:style-name="ce7">
            <text:p>248,834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林園(中芸)</text:p>
          </table:table-cell>
          <table:table-cell office:value-type="string" table:style-name="ce6">
            <text:p>Linyuan(Chungun)</text:p>
          </table:table-cell>
          <table:table-cell office:value-type="float" office:value="3613176.79" table:formula="msoxl:=IF(SUM(D34:L34)=0,&quot;-&quot;,SUM(D34:L34))" table:style-name="ce7">
            <text:p>3,613,17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613176.79" table:style-name="ce7">
            <text:p>3,613,177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東港</text:p>
          </table:table-cell>
          <table:table-cell office:value-type="string" table:style-name="ce6">
            <text:p>Tungkang</text:p>
          </table:table-cell>
          <table:table-cell office:value-type="float" office:value="37186000" table:formula="msoxl:=IF(SUM(D35:L35)=0,&quot;-&quot;,SUM(D35:L35))" table:style-name="ce7">
            <text:p>37,186,000</text:p>
          </table:table-cell>
          <table:table-cell office:value-type="float" office:value="1805685" table:style-name="ce7">
            <text:p>1,805,685</text:p>
          </table:table-cell>
          <table:table-cell office:value-type="string" table:style-name="ce7">
            <text:p>-</text:p>
          </table:table-cell>
          <table:table-cell office:value-type="float" office:value="25632856" table:style-name="ce7">
            <text:p>25,632,85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747459" table:style-name="ce7">
            <text:p>9,747,459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林邊</text:p>
          </table:table-cell>
          <table:table-cell office:value-type="string" table:style-name="ce6">
            <text:p>Linbein</text:p>
          </table:table-cell>
          <table:table-cell office:value-type="string" office:string-value="-" table:formula="msoxl:=IF(SUM(D38:L38)=0,&quot;-&quot;,SUM(D38:L38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7">
            <text:p>枋寮</text:p>
          </table:table-cell>
          <table:table-cell office:value-type="string" table:style-name="ce9">
            <text:p>Fanliao</text:p>
          </table:table-cell>
          <table:table-cell office:value-type="float" office:value="238960" table:formula="msoxl:=IF(SUM(D39:L39)=0,&quot;-&quot;,SUM(D39:L39))" table:style-name="ce10">
            <text:p>238,960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float" office:value="238960" table:style-name="ce10">
            <text:p>238,960</text:p>
          </table:table-cell>
          <table:table-cell office:value-type="string" table:style-name="ce10">
            <text:p>-</text:p>
          </table:table-cell>
          <table:table-cell table:number-columns-repeated="16372" table:style-name="ce3"/>
        </table:table-row>
        <table:table-row table:number-rows-repeated="1048537" table:style-name="ro2">
          <table:table-cell table:number-columns-repeated="16384"/>
        </table:table-row>
      </table:table>
      <table:table table:name="魚貨來源地區別2(續完)" table:style-name="ta1">
        <table:table-column table:style-name="co1" table:default-cell-style-name="ce18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16362" table:default-cell-style-name="ce1"/>
        <table:table-row table:style-name="ro1">
          <table:table-cell office:value-type="string" table:style-name="ce19">
            <text:p><text:s text:c="3"/>19‧魚貨來源地區別(續完)<text:s text:c="21"/></text:p>
          </table:table-cell>
          <table:table-cell table:number-columns-repeated="4" table:style-name="ce20"/>
          <table:table-cell office:value-type="string" table:style-name="ce19">
            <text:p>19‧Sources of Fishes Supply by Region(End)</text:p>
          </table:table-cell>
          <table:table-cell table:number-columns-repeated="6" table:style-name="ce20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table:style-name="ce13"/>
          <table:table-cell table:number-columns-repeated="5" table:style-name="ce3"/>
          <table:table-cell office:value-type="string" table:style-name="ce4">
            <text:p>單位:公斤</text:p>
          </table:table-cell>
          <table:table-cell table:number-columns-repeated="4" table:style-name="ce3"/>
          <table:table-cell office:value-type="string" table:style-name="ce4">
            <text:p>unit:K.G.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4">
            <text:p>市場別</text:p>
          </table:table-cell>
          <table:table-cell office:value-type="string" table:style-name="ce5">
            <text:p>地區別</text:p>
          </table:table-cell>
          <table:table-cell office:value-type="string" table:style-name="ce5">
            <text:p>計</text:p>
          </table:table-cell>
          <table:table-cell office:value-type="string" table:style-name="ce5">
            <text:p>高雄市</text:p>
          </table:table-cell>
          <table:table-cell office:value-type="string" table:style-name="ce5">
            <text:p>蘇澳鎮</text:p>
          </table:table-cell>
          <table:table-cell office:value-type="string" table:style-name="ce5">
            <text:p>東港鎮</text:p>
          </table:table-cell>
          <table:table-cell office:value-type="string" table:style-name="ce5">
            <text:p>台東縣</text:p>
          </table:table-cell>
          <table:table-cell office:value-type="string" table:style-name="ce5">
            <text:p>澎湖縣</text:p>
          </table:table-cell>
          <table:table-cell office:value-type="string" table:style-name="ce5">
            <text:p>基隆市</text:p>
          </table:table-cell>
          <table:table-cell office:value-type="string" table:style-name="ce5">
            <text:p>台南市</text:p>
          </table:table-cell>
          <table:table-cell office:value-type="string" table:style-name="ce5">
            <text:p>當地</text:p>
          </table:table-cell>
          <table:table-cell office:value-type="string" table:style-name="ce5">
            <text:p>其他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5">
            <text:p>Market</text:p>
          </table:table-cell>
          <table:table-cell office:value-type="string" table:style-name="ce2">
            <text:p>Reigon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Kaohsiug City</text:p>
          </table:table-cell>
          <table:table-cell office:value-type="string" table:style-name="ce2">
            <text:p>Suao Township</text:p>
          </table:table-cell>
          <table:table-cell office:value-type="string" table:style-name="ce2">
            <text:p>Tungkang</text:p>
          </table:table-cell>
          <table:table-cell office:value-type="string" table:style-name="ce2">
            <text:p>Taitung County</text:p>
          </table:table-cell>
          <table:table-cell office:value-type="string" table:style-name="ce2">
            <text:p>Penghu County</text:p>
          </table:table-cell>
          <table:table-cell office:value-type="string" table:style-name="ce2">
            <text:p>Keelung City</text:p>
          </table:table-cell>
          <table:table-cell office:value-type="string" table:style-name="ce2">
            <text:p>Tainan City</text:p>
          </table:table-cell>
          <table:table-cell office:value-type="string" table:style-name="ce2">
            <text:p>Native</text:p>
          </table:table-cell>
          <table:table-cell office:value-type="string" table:style-name="ce2">
            <text:p>Others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恆春</text:p>
          </table:table-cell>
          <table:table-cell office:value-type="string" table:style-name="ce6">
            <text:p>Henegchun</text:p>
          </table:table-cell>
          <table:table-cell office:value-type="float" office:value="32320" table:formula="msoxl:=IF(SUM(D6:L6)=0,&quot;-&quot;,SUM(D6:L6))" table:style-name="ce7">
            <text:p>32,32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2320" table:style-name="ce7">
            <text:p>32,32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台東</text:p>
          </table:table-cell>
          <table:table-cell office:value-type="string" table:style-name="ce6">
            <text:p>Taitung</text:p>
          </table:table-cell>
          <table:table-cell office:value-type="float" office:value="312000" table:formula="msoxl:=IF(SUM(D7:L7)=0,&quot;-&quot;,SUM(D7:L7))" table:style-name="ce7">
            <text:p>312,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3600" table:style-name="ce7">
            <text:p>93,6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18400" table:style-name="ce7">
            <text:p>218,40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新港</text:p>
          </table:table-cell>
          <table:table-cell office:value-type="string" table:style-name="ce6">
            <text:p>Shinkang</text:p>
          </table:table-cell>
          <table:table-cell office:value-type="float" office:value="3827448" table:formula="msoxl:=IF(SUM(D8:L8)=0,&quot;-&quot;,SUM(D8:L8))" table:style-name="ce7">
            <text:p>3,827,448</text:p>
          </table:table-cell>
          <table:table-cell office:value-type="string" table:style-name="ce7">
            <text:p>-</text:p>
          </table:table-cell>
          <table:table-cell office:value-type="float" office:value="76549" table:style-name="ce7">
            <text:p>76,549</text:p>
          </table:table-cell>
          <table:table-cell office:value-type="float" office:value="765490" table:style-name="ce7">
            <text:p>765,490</text:p>
          </table:table-cell>
          <table:table-cell office:value-type="float" office:value="574117" table:style-name="ce7">
            <text:p>574,11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411292" table:style-name="ce7">
            <text:p>2,411,292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綠島</text:p>
          </table:table-cell>
          <table:table-cell office:value-type="string" table:style-name="ce6">
            <text:p>Luetao</text:p>
          </table:table-cell>
          <table:table-cell office:value-type="string" office:string-value="-" table:formula="msoxl:=IF(SUM(D11:L11)=0,&quot;-&quot;,SUM(D11:L11))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花蓮</text:p>
          </table:table-cell>
          <table:table-cell office:value-type="string" table:style-name="ce6">
            <text:p>Hualien</text:p>
          </table:table-cell>
          <table:table-cell office:value-type="float" office:value="946135.99" table:formula="msoxl:=IF(SUM(D12:L12)=0,&quot;-&quot;,SUM(D12:L12))" table:style-name="ce7">
            <text:p>946,136</text:p>
          </table:table-cell>
          <table:table-cell office:value-type="float" office:value="16939" table:style-name="ce7">
            <text:p>16,939</text:p>
          </table:table-cell>
          <table:table-cell office:value-type="float" office:value="100186.69" table:style-name="ce7">
            <text:p>100,18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25641" table:style-name="ce7">
            <text:p>825,641</text:p>
          </table:table-cell>
          <table:table-cell office:value-type="float" office:value="3369.3" table:style-name="ce7">
            <text:p>3,369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澎湖(馬公)</text:p>
          </table:table-cell>
          <table:table-cell office:value-type="string" table:style-name="ce6">
            <text:p>Penghu(Markwang)</text:p>
          </table:table-cell>
          <table:table-cell office:value-type="float" office:value="2276318" table:formula="msoxl:=IF(SUM(D13:L13)=0,&quot;-&quot;,SUM(D13:L13))" table:style-name="ce7">
            <text:p>2,276,3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276318" table:style-name="ce7">
            <text:p>2,276,31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基隆</text:p>
          </table:table-cell>
          <table:table-cell office:value-type="string" table:style-name="ce6">
            <text:p>Keelung</text:p>
          </table:table-cell>
          <table:table-cell office:value-type="float" office:value="3473554" table:formula="msoxl:=IF(SUM(D14:L14)=0,&quot;-&quot;,SUM(D14:L14))" table:style-name="ce7">
            <text:p>3,473,55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473554" table:style-name="ce7">
            <text:p>3,473,55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台南</text:p>
          </table:table-cell>
          <table:table-cell office:value-type="string" table:style-name="ce6">
            <text:p>Tainan</text:p>
          </table:table-cell>
          <table:table-cell office:value-type="float" office:value="6376332" table:formula="msoxl:=IF(SUM(D15:L15)=0,&quot;-&quot;,SUM(D15:L15))" table:style-name="ce7">
            <text:p>6,376,332</text:p>
          </table:table-cell>
          <table:table-cell office:value-type="float" office:value="2627049" table:style-name="ce7">
            <text:p>2,627,049</text:p>
          </table:table-cell>
          <table:table-cell office:value-type="string" table:style-name="ce7">
            <text:p>-</text:p>
          </table:table-cell>
          <table:table-cell office:value-type="float" office:value="66314" table:style-name="ce7">
            <text:p>66,314</text:p>
          </table:table-cell>
          <table:table-cell office:value-type="string" table:style-name="ce7">
            <text:p>-</text:p>
          </table:table-cell>
          <table:table-cell office:value-type="float" office:value="2374546" table:style-name="ce7">
            <text:p>2,374,546</text:p>
          </table:table-cell>
          <table:table-cell office:value-type="string" table:style-name="ce7">
            <text:p>-</text:p>
          </table:table-cell>
          <table:table-cell office:value-type="float" office:value="1308423" table:style-name="ce7">
            <text:p>1,308,42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number-rows-repeated="2" table:style-name="ro3">
          <table:table-cell table:style-name="ce16"/>
          <table:table-cell table:style-name="ce6"/>
          <table:table-cell table:style-name="ce7"/>
          <table:table-cell table:number-columns-repeated="9" table:style-name="ce8"/>
          <table:table-cell table:number-columns-repeated="16372" table:style-name="ce3"/>
        </table:table-row>
        <table:table-row table:style-name="ro3">
          <table:table-cell office:value-type="string" table:style-name="ce16">
            <text:p>高雄</text:p>
          </table:table-cell>
          <table:table-cell office:value-type="string" table:style-name="ce6">
            <text:p>Kaohsiung</text:p>
          </table:table-cell>
          <table:table-cell office:value-type="float" office:value="219217795" table:formula="msoxl:=IF(SUM(D18:L18)=0,&quot;-&quot;,SUM(D18:L18))" table:style-name="ce7">
            <text:p>219,217,795</text:p>
          </table:table-cell>
          <table:table-cell office:value-type="float" office:value="192911660" table:style-name="ce7">
            <text:p>192,911,660</text:p>
          </table:table-cell>
          <table:table-cell office:value-type="string" table:style-name="ce7">
            <text:p>-</text:p>
          </table:table-cell>
          <table:table-cell office:value-type="float" office:value="17537424" table:style-name="ce7">
            <text:p>17,537,42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768711" table:style-name="ce7">
            <text:p>8,768,711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小港</text:p>
          </table:table-cell>
          <table:table-cell office:value-type="string" table:style-name="ce6">
            <text:p>Hsiaokang</text:p>
          </table:table-cell>
          <table:table-cell office:value-type="float" office:value="7363000" table:formula="msoxl:=IF(SUM(D19:L19)=0,&quot;-&quot;,SUM(D19:L19))" table:style-name="ce7">
            <text:p>7,363,000</text:p>
          </table:table-cell>
          <table:table-cell office:value-type="float" office:value="7363000" table:style-name="ce7">
            <text:p>7,363,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金門</text:p>
          </table:table-cell>
          <table:table-cell office:value-type="string" table:style-name="ce6">
            <text:p>Kinmen</text:p>
          </table:table-cell>
          <table:table-cell office:value-type="float" office:value="232000" table:formula="msoxl:=IF(SUM(D20:L20)=0,&quot;-&quot;,SUM(D20:L20))" table:style-name="ce7">
            <text:p>232,00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32000" table:style-name="ce7">
            <text:p>232,000</text:p>
          </table:table-cell>
          <table:table-cell office:value-type="string" table:style-name="ce7">
            <text:p>-</text:p>
          </table:table-cell>
          <table:table-cell table:number-columns-repeated="16372" table:style-name="ce3"/>
        </table:table-row>
        <table:table-row table:style-name="ro3">
          <table:table-cell office:value-type="string" table:style-name="ce16">
            <text:p>生產地小計</text:p>
          </table:table-cell>
          <table:table-cell office:value-type="string" table:style-name="ce6">
            <text:p>Total</text:p>
          </table:table-cell>
          <table:table-cell office:value-type="float" office:value="385337519.28000003" table:formula="msoxl:=IF(SUM(D21:L21)=0,&quot;-&quot;,SUM(D21:L21))" table:style-name="ce7">
            <text:p>385,337,519</text:p>
          </table:table-cell>
          <table:table-cell office:value-type="float" office:value="205124550" table:formula="msoxl:=IF(SUM(魚貨來源地區別0!D35:D39)+SUM('魚貨來源地區別1(續)'!D6:D39)+SUM('魚貨來源地區別2(續完)'!D6:D20)=0,&quot;-&quot;,SUM(魚貨來源地區別0!D35:D39)+SUM('魚貨來源地區別1(續)'!D6:D39)+SUM('魚貨來源地區別2(續完)'!D6:D20))" table:style-name="ce7">
            <text:p>205,124,550</text:p>
          </table:table-cell>
          <table:table-cell office:value-type="float" office:value="777364.69" table:formula="msoxl:=IF(SUM(魚貨來源地區別0!E35:E39)+SUM('魚貨來源地區別1(續)'!E6:E39)+SUM('魚貨來源地區別2(續完)'!E6:E20)=0,&quot;-&quot;,SUM(魚貨來源地區別0!E35:E39)+SUM('魚貨來源地區別1(續)'!E6:E39)+SUM('魚貨來源地區別2(續完)'!E6:E20))" table:style-name="ce7">
            <text:p>777,365</text:p>
          </table:table-cell>
          <table:table-cell office:value-type="float" office:value="44373177" table:formula="msoxl:=IF(SUM(魚貨來源地區別0!F35:F39)+SUM('魚貨來源地區別1(續)'!F6:F39)+SUM('魚貨來源地區別2(續完)'!F6:F20)=0,&quot;-&quot;,SUM(魚貨來源地區別0!F35:F39)+SUM('魚貨來源地區別1(續)'!F6:F39)+SUM('魚貨來源地區別2(續完)'!F6:F20))" table:style-name="ce7">
            <text:p>44,373,177</text:p>
          </table:table-cell>
          <table:table-cell office:value-type="float" office:value="667717" table:formula="msoxl:=IF(SUM(魚貨來源地區別0!G35:G39)+SUM('魚貨來源地區別1(續)'!G6:G39)+SUM('魚貨來源地區別2(續完)'!G6:G20)=0,&quot;-&quot;,SUM(魚貨來源地區別0!G35:G39)+SUM('魚貨來源地區別1(續)'!G6:G39)+SUM('魚貨來源地區別2(續完)'!G6:G20))" table:style-name="ce7">
            <text:p>667,717</text:p>
          </table:table-cell>
          <table:table-cell office:value-type="float" office:value="4778762" table:formula="msoxl:=IF(SUM(魚貨來源地區別0!H35:H39)+SUM('魚貨來源地區別1(續)'!H6:H39)+SUM('魚貨來源地區別2(續完)'!H6:H20)=0,&quot;-&quot;,SUM(魚貨來源地區別0!H35:H39)+SUM('魚貨來源地區別1(續)'!H6:H39)+SUM('魚貨來源地區別2(續完)'!H6:H20))" table:style-name="ce7">
            <text:p>4,778,762</text:p>
          </table:table-cell>
          <table:table-cell office:value-type="float" office:value="4036293" table:formula="msoxl:=IF(SUM(魚貨來源地區別0!I35:I39)+SUM('魚貨來源地區別1(續)'!I6:I39)+SUM('魚貨來源地區別2(續完)'!I6:I20)=0,&quot;-&quot;,SUM(魚貨來源地區別0!I35:I39)+SUM('魚貨來源地區別1(續)'!I6:I39)+SUM('魚貨來源地區別2(續完)'!I6:I20))" table:style-name="ce7">
            <text:p>4,036,293</text:p>
          </table:table-cell>
          <table:table-cell office:value-type="float" office:value="1613292" table:formula="msoxl:=IF(SUM(魚貨來源地區別0!J35:J39)+SUM('魚貨來源地區別1(續)'!J6:J39)+SUM('魚貨來源地區別2(續完)'!J6:J20)=0,&quot;-&quot;,SUM(魚貨來源地區別0!J35:J39)+SUM('魚貨來源地區別1(續)'!J6:J39)+SUM('魚貨來源地區別2(續完)'!J6:J20))" table:style-name="ce7">
            <text:p>1,613,292</text:p>
          </table:table-cell>
          <table:table-cell office:value-type="float" office:value="104035459.28999999" table:formula="msoxl:=IF(SUM(魚貨來源地區別0!K35:K39)+SUM('魚貨來源地區別1(續)'!K6:K39)+SUM('魚貨來源地區別2(續完)'!K6:K20)=0,&quot;-&quot;,SUM(魚貨來源地區別0!K35:K39)+SUM('魚貨來源地區別1(續)'!K6:K39)+SUM('魚貨來源地區別2(續完)'!K6:K20))" table:style-name="ce7">
            <text:p>104,035,459</text:p>
          </table:table-cell>
          <table:table-cell office:value-type="float" office:value="19930904.300000001" table:formula="msoxl:=IF(SUM(魚貨來源地區別0!L35:L39)+SUM('魚貨來源地區別1(續)'!L6:L39)+SUM('魚貨來源地區別2(續完)'!L6:L20)=0,&quot;-&quot;,SUM(魚貨來源地區別0!L35:L39)+SUM('魚貨來源地區別1(續)'!L6:L39)+SUM('魚貨來源地區別2(續完)'!L6:L20))" table:style-name="ce7">
            <text:p>19,930,904</text:p>
          </table:table-cell>
          <table:table-cell table:number-columns-repeated="16372" table:style-name="ce3"/>
        </table:table-row>
        <table:table-row table:number-rows-repeated="17" table:style-name="ro3">
          <table:table-cell office:value-type="string" table:style-name="ce16">
            <text:p><text:s text:c="7"/></text:p>
          </table:table-cell>
          <table:table-cell office:value-type="string" table:style-name="ce6">
            <text:p><text:s text:c="7"/></text:p>
          </table:table-cell>
          <table:table-cell table:number-columns-repeated="10" table:style-name="ce8"/>
          <table:table-cell table:number-columns-repeated="16372" table:style-name="ce3"/>
        </table:table-row>
        <table:table-row table:style-name="ro3">
          <table:table-cell office:value-type="string" table:style-name="ce17">
            <text:p><text:s text:c="7"/></text:p>
          </table:table-cell>
          <table:table-cell office:value-type="string" table:style-name="ce9">
            <text:p><text:s text:c="7"/></text:p>
          </table:table-cell>
          <table:table-cell table:number-columns-repeated="10" table:style-name="ce11"/>
          <table:table-cell table:number-columns-repeated="16372" table:style-name="ce3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ry</meta:initial-creator>
    <dc:creator>李境超</dc:creator>
    <meta:creation-date>2013-08-09T04:46:33Z</meta:creation-date>
    <dc:date>2017-09-25T06:27:03Z</dc:date>
    <meta:print-date>2017-09-25T06:26:52Z</meta:print-date>
  </office:meta>
</office:document-meta>
</file>